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301E61B5C3852DD7FF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1.03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668cm" svg:height="11.215cm" svg:x="2.75cm" svg:y="5.5cm">
          <draw:image xlink:href="Pictures/100000000000050000000301E61B5C3852DD7FFE.jpg" xlink:type="simple" xlink:show="embed" xlink:actuate="onLoad" draw:mime-type="image/jpeg">
            <text:p/>
          </draw:image>
        </draw:frame>
        <draw:frame draw:style-name="gr2" draw:text-style-name="P2" draw:layer="layout" svg:width="14.75cm" svg:height="2cm" svg:x="3cm" svg:y="3.3cm">
          <draw:text-box>
            <text:p><text:span text:style-name="T1">Base model prediction (before features) = 24% probability this patient will receive thrombolysis</text:span></text:p>
          </draw:text-box>
        </draw:frame>
        <draw:frame draw:style-name="gr2" draw:text-style-name="P2" draw:layer="layout" svg:width="14.75cm" svg:height="2cm" svg:x="12.65cm" svg:y="17.35cm">
          <draw:text-box>
            <text:p><text:span text:style-name="T1">Final model prediction (after features) = 4% probability this patient will receive thrombolysis</text:span></text:p>
          </draw:text-box>
        </draw:frame>
        <draw:custom-shape draw:style-name="gr3" draw:text-style-name="P1" draw:layer="layout" svg:width="1.75cm" svg:height="0.5cm" draw:transform="rotate (-0.785398163397449) translate (14.792cm 4.1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75cm" svg:height="0.5cm" draw:transform="rotate (2.35619449019234) translate (12.346cm 17.94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2T06:50:32.986485719</meta:creation-date>
    <dc:date>2022-11-22T07:21:10.952694183</dc:date>
    <meta:editing-duration>PT20M27S</meta:editing-duration>
    <meta:editing-cycles>1</meta:editing-cycles>
    <meta:document-statistic meta:object-count="5"/>
    <meta:generator>LibreOffice/7.3.7.2$Linux_X86_64 LibreOffice_project/30$Build-2</meta:generator>
  </office:meta>
</office:document-meta>
</file>